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text-properties style:font-name="Bitstream Vera Sans" fo:font-size="10pt" style:font-size-asian="10pt" style:font-size-complex="10pt"/>
    </style:style>
    <style:style style:name="P2" style:family="paragraph" style:parent-style-name="Preformatted_20_Text">
      <style:text-properties style:font-name="Bitstream Vera Sans"/>
    </style:style>
    <style:style style:name="P3" style:family="paragraph" style:parent-style-name="Preformatted_20_Text">
      <style:paragraph-properties fo:text-align="center" style:justify-single-word="false"/>
      <style:text-properties style:font-name="Bitstream Vera Sans" fo:font-size="18pt" fo:font-weight="bold" style:font-size-asian="18pt" style:font-weight-asian="bold" style:font-size-complex="18pt" style:font-weight-complex="bold"/>
    </style:style>
    <style:style style:name="P4" style:family="paragraph" style:parent-style-name="Preformatted_20_Text">
      <style:text-properties style:font-name="Bitstream Vera Sans" fo:font-size="12pt" fo:font-style="italic" style:font-size-asian="12pt" style:font-style-asian="italic" style:font-size-complex="12pt" style:font-style-complex="italic"/>
    </style:style>
    <style:style style:name="P5" style:family="paragraph" style:parent-style-name="Preformatted_20_Text">
      <style:text-properties style:font-name="Bitstream Vera Sans" fo:font-size="12pt" style:font-size-asian="12pt" style:font-size-complex="12pt"/>
    </style:style>
    <style:style style:name="P6" style:family="paragraph" style:parent-style-name="Preformatted_20_Text">
      <style:text-properties style:font-name="Bitstream Vera Sans" fo:font-size="12pt" fo:font-weight="bold" style:font-size-asian="12pt" style:font-weight-asian="bold" style:font-size-complex="12pt" style:font-weight-complex="bold"/>
    </style:style>
    <style:style style:name="P7" style:family="paragraph" style:parent-style-name="Preformatted_20_Text">
      <style:text-properties style:font-name="Bitstream Vera Sans" fo:font-size="12pt" fo:font-weight="normal" style:font-size-asian="12pt" style:font-weight-asian="normal" style:font-size-complex="12pt" style:font-weight-complex="normal"/>
    </style:style>
    <style:style style:name="P8" style:family="paragraph" style:parent-style-name="Preformatted_20_Text">
      <style:text-properties style:font-name="Bitstream Vera Sans" fo:font-size="14pt" fo:font-weight="bold" style:font-size-asian="14pt" style:font-weight-asian="bold" style:font-size-complex="14pt" style:font-weight-complex="bold"/>
    </style:style>
    <style:style style:name="P9" style:family="paragraph" style:parent-style-name="Preformatted_20_Text">
      <style:text-properties style:font-name="Bitstream Vera Sans" fo:font-size="14pt" fo:font-weight="normal" style:font-size-asian="14pt" style:font-weight-asian="normal" style:font-size-complex="14pt" style:font-weight-complex="normal"/>
    </style:style>
    <style:style style:name="P10" style:family="paragraph" style:parent-style-name="Preformatted_20_Text">
      <style:text-properties style:font-name="Bitstream Vera Sans" fo:font-size="8pt" style:font-size-asian="8pt" style:font-size-complex="8pt"/>
    </style:style>
    <style:style style:name="P11" style:family="paragraph" style:parent-style-name="Preformatted_20_Text">
      <style:paragraph-properties fo:break-before="page"/>
      <style:text-properties style:font-name="Bitstream Vera Sans" fo:font-size="14pt" fo:font-weight="bold" style:font-size-asian="14pt" style:font-weight-asian="bold" style:font-size-complex="14pt"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MPP Interoperability Testing Network <text:line-break/>Confidentiality Agreement</text:p>
      <text:p text:style-name="P2"/>
      <text:p text:style-name="P4">This document defines terms and conditions for participation in the XMPP Interoperability Testing Network maintained by the XMPP Standards Foundation.</text:p>
      <text:p text:style-name="P2"/>
      <text:p text:style-name="P8">1.0 Definitions</text:p>
      <text:p text:style-name="P2"/>
      <text:p text:style-name="P5">"Provider" shall mean the XMPP Standards Foundation (XSF), a not-for-profit corporation chartered in the State of Delaware.</text:p>
      <text:p text:style-name="P5"/>
      <text:p text:style-name="P5">"Protocols" shall mean the Extensible Messaging and Presence Protocol (XMPP) as defined by the Internet Engineering Task Force (IETF), as well as any relevant extensions to XMPP defined and approved by the XMPP Standards Foundation.</text:p>
      <text:p text:style-name="P5"/>
      <text:p text:style-name="P5">"Application" shall mean any software product (under any license whatsoever) that implements part or all of the Protocols, including (but not limited to) servers, clients, and components.</text:p>
      <text:p text:style-name="P5"/>
      <text:p text:style-name="P5">"Service" shall mean any Application that is or can be connected to other Services in the Network.</text:p>
      <text:p text:style-name="P5"/>
      <text:p text:style-name="P5">"Network" shall mean the Services that are interconnected under the auspices of the Provider for the purpose of interoperability testing over the Internet; the sum total of such Services and the communications between them comprise the "XMPP Interoperability Testing Network".</text:p>
      <text:p text:style-name="P5"/>
      <text:p text:style-name="P5">"Producer" shall mean any Individual, Project, or Legal Entity that has created an Application and that has been approved by the Provider for participation in the Network.</text:p>
      <text:p text:style-name="P5"/>
      <text:p text:style-name="P5">"Individual" shall mean a natural person who is an independent Producer.</text:p>
      <text:p text:style-name="P5"/>
      <text:p text:style-name="P5">"Project" shall mean a collective of multiple Individuals that together functions as a Producer but that does not comprise a Legal Entity (e.g., an open-source project).</text:p>
      <text:p text:style-name="P5"/>
      <text:p text:style-name="P5">"Legal Entity" shall mean any for-profit or not-for-profit corporation that functions as a Producer.</text:p>
      <text:p text:style-name="P5"/>
      <text:p text:style-name="P5">"Participant" shall mean an Individual or a natural person who is an authorized representative of a Project or Legal Entity.</text:p>
      <text:p text:style-name="P5"/>
      <text:p text:style-name="P5">"You" shall mean a Participant who agrees to the conditions specified in this Agreement.</text:p>
      <text:p text:style-name="P2"/>
      <text:p text:style-name="P2"><text:tab/><text:tab/><text:tab/><text:tab/><text:tab/><text:tab/><text:tab/><text:tab/><text:tab/><text:tab/><text:tab/><text:tab/>______</text:p>
      <text:p text:style-name="P8"><text:tab/><text:tab/><text:tab/><text:tab/><text:tab/><text:tab/><text:tab/><text:tab/><text:tab/><text:tab/><text:tab/><text:tab/><text:span text:style-name="T1">initials</text:span></text:p>
      <text:p text:style-name="P11">2.0 Participation at Will</text:p>
      <text:p text:style-name="P2"/>
      <text:p text:style-name="P5">Participation in the Network is subject to acceptance and approval by the Provider, which shall include but not necessarily be limited to Your agreement to the terms and conditions specified herein. Violation of the terms and conditions specified herein shall subject You to suspension or termination of Your participation in the Network. Decisions regarding suspension or termination of participation may be appealed to the Board of Directors of the XMPP Standards Foundation.</text:p>
      <text:p text:style-name="P2"/>
      <text:p text:style-name="P8">3.0 Confidentiality</text:p>
      <text:p text:style-name="P2"/>
      <text:p text:style-name="P5">By participating in the Network, You agree to forever keep private and confidential any knowledge gained about Services, Applications, and Producers that participate in the Network. You also agree to as far as possible prevent<text:span text:style-name="T2"> unauthorized access to the Services under your control, or to Your accounts on such Services.</text:span></text:p>
      <text:p text:style-name="P2"/>
      <text:p text:style-name="P8">4.0 Retention of Copyrights and Patents</text:p>
      <text:p text:style-name="P2"/>
      <text:p text:style-name="P5">Participation in the Network shall not be construed as awarding any rights or licenses from a Producer to the Provider or to other Producers over any copyrights and patents held by the Producer. By offering a Service, a Producer offers only network communications capabilities for the sake of interoperability testing, and retains all rights and privileges associated with its Application(s).</text:p>
      <text:p text:style-name="P2"/>
      <text:p text:style-name="P8">5.0 Disclaimer of Warranty</text:p>
      <text:p text:style-name="P2"/>
      <text:p text:style-name="P5">Unless required by applicable law or agreed to in writing, Provider offers the Network (and each Participant offers its Service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participating in the Network and communicating with the Services therein, and You assume any risks associated with Your exercise of permissions under this Agreement.</text:p>
      <text:p text:style-name="P2"/>
      <text:p text:style-name="P8">6.0 Limitation of Liability</text:p>
      <text:p text:style-name="P2"/>
      <text:p text:style-name="P5">In no event and under no legal theory, whether in tort (including negligence), contract, or otherwise, unless required by applicable law (such as deliberate and grossly negligent acts) or agreed to in writing, shall Provider or any Producer be liable to You for damages, including any direct, indirect, special, incidental, or consequential damages of any character arising as a result of Your participation in the Network (including but not limited to damages for loss of goodwill, work stoppage, computer failure or malfunction, or any and all other commercial damages or losses), even if Provider or Producer has been advised of the possibility of such damages.</text:p>
      <text:p text:style-name="P2"/>
      <text:p text:style-name="P2"><text:tab/><text:tab/><text:tab/><text:tab/><text:tab/><text:tab/><text:tab/><text:tab/><text:tab/><text:tab/><text:tab/><text:tab/>______</text:p>
      <text:p text:style-name="P8"><text:tab/><text:tab/><text:tab/><text:tab/><text:tab/><text:tab/><text:tab/><text:tab/><text:tab/><text:tab/><text:tab/><text:tab/><text:span text:style-name="T1">initials</text:span></text:p>
      <text:p text:style-name="P11">7.0 Privileges Not Transferable</text:p>
      <text:p text:style-name="P6"/>
      <text:p text:style-name="P7">Your acceptance of this agreement grants certain privileges to You as a natural person. This agreement is not transferable to any other person. As a result of accepting this agreement, You may gain credentials that will enable you to access one or more of the Services that comprise the Network; as a condition of your acceptance, You agree not to share such credentials with any other person.</text:p>
      <text:p text:style-name="P9"/>
      <text:p text:style-name="P8">8.0 Acceptance</text:p>
      <text:p text:style-name="P2"> </text:p>
      <text:p text:style-name="P2">___________________________________________</text:p>
      <text:p text:style-name="P2">Full Legal Name of Participant</text:p>
      <text:p text:style-name="P2"> </text:p>
      <text:p text:style-name="P2">___________________________________________</text:p>
      <text:p text:style-name="P2">Project or Legal Entity (“N/A” if Individual)</text:p>
      <text:p text:style-name="P2"> </text:p>
      <text:p text:style-name="P2">___________________________________________</text:p>
      <text:p text:style-name="P2">Email Address</text:p>
      <text:p text:style-name="P2"> </text:p>
      <text:p text:style-name="P2">___________________________________________</text:p>
      <text:p text:style-name="P2">Jabber ID</text:p>
      <text:p text:style-name="P2"> </text:p>
      <text:p text:style-name="P2">___________________________________________</text:p>
      <text:p text:style-name="P2">Date (yyyy-mm-dd)</text:p>
      <text:p text:style-name="P2"> </text:p>
      <text:p text:style-name="P2">___________________________________________</text:p>
      <text:p text:style-name="P2">Signatu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Version 1.1</text:p>
      <text:p text:style-name="P10">2007-05-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style:font-name="Bitstream Vera Sans" fo:font-size="10pt" style:font-size-asian="10pt" style:font-size-complex="10pt"/>
    </style:style>
    <style:page-layout style:name="pm1">
      <style:page-layout-properties fo:page-width="8.5in" fo:page-height="11in" style:num-format="1" style:print-orientation="portrait" fo:margin-top="0.7874in" fo:margin-bottom="0.788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0555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meta:creation-date>2007-05-03T22:05:13</meta:creation-date>
    <dc:creator>Peter Saint-Andre</dc:creator>
    <dc:date>2007-08-27T10:07:59</dc:date>
    <dc:language>en-US</dc:language>
    <meta:editing-cycles>9</meta:editing-cycles>
    <meta:editing-duration>PT2H1M46S</meta:editing-duration>
    <meta:user-defined meta:name="Info 1"/>
    <meta:user-defined meta:name="Info 2"/>
    <meta:user-defined meta:name="Info 3"/>
    <meta:user-defined meta:name="Info 4"/>
    <meta:document-statistic meta:table-count="0" meta:image-count="0" meta:object-count="0" meta:page-count="3" meta:paragraph-count="51" meta:word-count="779" meta:character-count="5377"/>
  </office:meta>
</office:document-meta>
</file>